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text-properties officeooo:rsid="000cf2cc" officeooo:paragraph-rsid="000cf2cc"/>
    </style:style>
    <style:style style:name="P2" style:family="paragraph" style:parent-style-name="Standard">
      <style:text-properties officeooo:rsid="000cf2cc" officeooo:paragraph-rsid="000cf2cc"/>
    </style:style>
    <style:style style:name="P3" style:family="paragraph" style:parent-style-name="Standard">
      <style:text-properties officeooo:rsid="000cf2cc" officeooo:paragraph-rsid="000d9c09"/>
    </style:style>
    <style:style style:name="P4" style:family="paragraph" style:parent-style-name="Standard">
      <style:text-properties officeooo:rsid="000cf2cc" officeooo:paragraph-rsid="000cf2cc" fo:background-color="transparent"/>
    </style:style>
    <style:style style:name="P5" style:family="paragraph" style:parent-style-name="Standard">
      <style:text-properties fo:color="#c9211e" loext:opacity="100%" officeooo:rsid="000cf2cc" officeooo:paragraph-rsid="000cf2cc" fo:background-color="#ff0000"/>
    </style:style>
    <style:style style:name="T1" style:family="text">
      <style:text-properties officeooo:rsid="000d9c09"/>
    </style:style>
    <style:style style:name="T2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la Neciosup Acebedo</text:p>
      <text:p text:style-name="P1"/>
      <text:p text:style-name="P1">Ejercicio 1.</text:p>
      <text:p text:style-name="P1">Escenario de equipamiento informatico (básico).</text:p>
      <text:p text:style-name="P1">1. As máquinas que contén o documento.</text:p>
      <text:p text:style-name="P1">/<text:span text:style-name="T1">equipos/máquina/@nome</text:span></text:p>
      <text:p text:style-name="P1">2. A información correspondente ao hardware das máquinas.</text:p>
      <text:p text:style-name="P1">/<text:span text:style-name="T1">equipos/máquina/hardware</text:span></text:p>
      <text:p text:style-name="P1">3. A información de configuración das máquinas.</text:p>
      <text:p text:style-name="P1">/<text:span text:style-name="T1">equipos/máquina/config</text:span></text:p>
      <text:p text:style-name="P1">4. A lista de fabricantes dos equipos.</text:p>
      <text:p text:style-name="P1">/<text:span text:style-name="T1">equipos/máquina/hardware/fabricante/text()</text:span></text:p>
      <text:p text:style-name="P1">5. A lista de discos que conteñen.</text:p>
      <text:p text:style-name="P1">/<text:span text:style-name="T1">equipos/máquina/hardware/disco</text:span></text:p>
      <text:p text:style-name="P1">6. Os enderezos IP</text:p>
      <text:p text:style-name="P1">/<text:span text:style-name="T1">equipo/máquina/config/IP/text()</text:span></text:p>
      <text:p text:style-name="P1">7. Os nomes das máquinas.</text:p>
      <text:p text:style-name="P1">/<text:span text:style-name="T1">equipos/máquina/@nome</text:span></text:p>
      <text:p text:style-name="P1">8. Os nomes das máquinas que teñan gravadora óptica (DVD).</text:p>
      <text:p text:style-name="P3">/<text:span text:style-name="T1">equipos/máquina[hardware/gravadora[@tipo=’DVD’]]/@nome</text:span></text:p>
      <text:p text:style-name="P1">9. O sistema operativo das máquinas nas que figure o "role".</text:p>
      <text:p text:style-name="P1">/<text:span text:style-name="T1">equipos/máquina7config[role]/OS/text()</text:span></text:p>
      <text:p text:style-name="P1"/>
      <text:p text:style-name="P1"/>
      <text:p text:style-name="P5">Ejercicio 2.</text:p>
      <text:p text:style-name="P1">Escenario de equipamiento informatico (avanzado).</text:p>
      <text:p text:style-name="P1"/>
      <text:p text:style-name="P1">1. Os discos de tecnoloxía "SCSI".</text:p>
      <text:p text:style-name="P1"/>
      <text:p text:style-name="P1"/>
      <text:p text:style-name="P1">2. O nome do sistema operativo da máquina con IP "192.168.10.45".</text:p>
      <text:p text:style-name="P1"/>
      <text:p text:style-name="P1">3. Os atributos que figuran nos procesadores da marca "AMD".</text:p>
      <text:p text:style-name="P1"/>
      <text:p text:style-name="P1"/>
      <text:p text:style-name="P1">4. Os textos (soamente) que figuran na configuración (elemento "config") do equipo de nome "COPERNICO".</text:p>
      <text:p text:style-name="P1"/>
      <text:p text:style-name="P1"/>
      <text:p text:style-name="P1">5. As máquinas de tipo "Semitorre" con sistema operativo "Windows XP".</text:p>
      <text:p text:style-name="P1"/>
      <text:p text:style-name="P1"/>
      <text:p text:style-name="P1">6. Os fabricantes das máquinas que teñan 4GB de memoria "DDR2".</text:p>
      <text:p text:style-name="P1"/>
      <text:p text:style-name="P1"/>
      <text:p text:style-name="P1">7. O sistema operativo das máquinas nas que figure o número de núcleos do procesador.</text:p>
      <text:p text:style-name="P1"/>
      <text:p text:style-name="P1"/>
      <text:p text:style-name="P1">8. Os nomes das máquinas que empreguen memoria con tecnoloxía "DDR2".</text:p>
      <text:p text:style-name="P1"/>
      <text:p text:style-name="P1"/>
      <text:p text:style-name="P1">9. As máquinas con procesador da marca "Intel" e gravadora de DVD.</text:p>
      <text:p text:style-name="P1"><text:soft-page-break/></text:p>
      <text:p text:style-name="P1"/>
      <text:p text:style-name="P1">10. A configuración daquelas máquinas nas que figura un gateway</text:p>
      <text:p text:style-name="P1"/>
      <text:p text:style-name="P1"/>
      <text:p text:style-name="P1">11. As máquinas con nome comezando por "PC".</text:p>
      <text:p text:style-name="P1"/>
      <text:p text:style-name="P1"/>
      <text:p text:style-name="P1">12. O nome das máquinas con máis de un disco duro.</text:p>
      <text:p text:style-name="P1"/>
      <text:p text:style-name="P1"/>
      <text:p text:style-name="P1">13. A suma dos GB de memoria RAM de todas as máquinas.</text:p>
      <text:p text:style-name="P1"/>
      <text:p text:style-name="P1"/>
      <text:p text:style-name="P1">14. A suma das capacidades dos discos duros de tipo "SCSI".</text:p>
      <text:p text:style-name="P1"/>
      <text:p text:style-name="P1"/>
      <text:p text:style-name="P1">15. Os nomes das máquinas das que se coñeza a súa cantidade de memoria, pero non a tecno-loxía desta.</text:p>
      <text:p text:style-name="P1"/>
      <text:p text:style-name="P1"/>
      <text:p text:style-name="P1">16. As máquinas con sistema operativo da familia Windows e gravadora de DVD.</text:p>
      <text:p text:style-name="P1"/>
      <text:p text:style-name="P1"/>
      <text:p text:style-name="P1">17. As máquinas nas que non figure o sistema operativo.</text:p>
      <text:p text:style-name="P1"/>
      <text:p text:style-name="P1"/>
      <text:p text:style-name="P1">18. O nome da máquina e do SO daquelas máquinas con máis de un disco duro.</text:p>
      <text:p text:style-name="P1"/>
      <text:p text:style-name="P1"/>
      <text:p text:style-name="P1">19. A configuración daquelas máquinas nas que figura unha dirección IP pero non o gateway.</text:p>
      <text:p text:style-name="P1"/>
      <text:p text:style-name="P1"/>
      <text:p text:style-name="P1">20. Os elementos baleiros (non conteñen texto).</text:p>
      <text:p text:style-name="P1"/>
      <text:p text:style-name="P1"/>
      <text:p text:style-name="P1">21. As direccións IP dentro da rede 192.168.10.0/24.</text:p>
      <text:p text:style-name="P1"/>
      <text:p text:style-name="P1"/>
      <text:p text:style-name="P1">22. Os nomes das máquinas con procesador multinúcleo e 2GB ou menos de memoria.</text:p>
      <text:p text:style-name="P1"/>
      <text:p text:style-name="P1"/>
      <text:p text:style-name="P1">23. As máquinas que teñan disco duro (un ou varios) con capacidade total maior de 1000GB.</text:p>
      <text:p text:style-name="P1"/>
      <text:p text:style-name="P1"/>
      <text:p text:style-name="P1">24. As máquinas que teñan disco duro (un ou varios) con capacidade total menor de 80GB.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jercicio 3.</text:p>
      <text:p text:style-name="P1">Listado_contas.</text:p>
      <text:p text:style-name="P1">1. Extraer la cantidad depositada en el fondo con cuenta asociada 20-A.</text:p>
      <text:p text:style-name="P1">/<text:span text:style-name="T1">listado</text:span>/fondo[cuentaasociada='20-A']/datos/cantidaddepositada</text:p>
      <text:p text:style-name="P1">2. Extraer un listado sin etiquetas de todas las monedas usadas por los distintos fondos.</text:p>
      <text:p text:style-name="P1">/<text:span text:style-name="T1">listado</text:span>/fondo/datos/moneda/text()</text:p>
      <text:p text:style-name="P1">3. Extraer el DNI de las cuentas que usen dólares como moneda de base.</text:p>
      <text:p text:style-name="P1">/<text:span text:style-name="T1">listado</text:span>/cuenta[saldoactual/@moneda='Dólares']/titular/@dni</text:p>
      <text:p text:style-name="P1">4. Extraer toda la información de los fondos que usen Euros por un valor inferior a 2500.</text:p>
      <text:p text:style-name="P1">/<text:span text:style-name="T1">listado</text:span>/fondo[datos/moneda='Euros' and datos/cantidaddepositada &lt; 2500]</text:p>
      <text:p text:style-name="P1"/>
      <text:p text:style-name="P1">Ejercicio 4.</text:p>
      <text:p text:style-name="P1">Universidade.</text:p>
      <text:p text:style-name="P1"/>
      <text:p text:style-name="P1">1. Nombre de la universidad.</text:p>
      <text:p text:style-name="P1">/universidad/nombre</text:p>
      <text:p text:style-name="P1">2. Pais de la universidad.</text:p>
      <text:p text:style-name="P1">/universidad/pais</text:p>
      <text:p text:style-name="P1">3. Nombres de las carreras.</text:p>
      <text:p text:style-name="P1">/universidad/carreras/carrera/nombre</text:p>
      <text:p text:style-name="P1">4. Años de plan de estudio de las carreras.</text:p>
      <text:p text:style-name="P1">/universidad/carreras/carrera/plan</text:p>
      <text:p text:style-name="P1">5. Nombres de todos los alumnos.</text:p>
      <text:p text:style-name="P1">/universidad/alumnos/alumno/nombre</text:p>
      <text:p text:style-name="P1">6. Identificadores de todas las carreras.</text:p>
      <text:p text:style-name="P1">/universidad/carreras/carrera/@id</text:p>
      <text:p text:style-name="P1">7. Datos de la carrera cuyo id es c01.</text:p>
      <text:p text:style-name="P1">/universidad/carreras/carrera[@id='c01']</text:p>
      <text:p text:style-name="P1">8. Centro en que se estudia de la carrera cuyo id es c02.</text:p>
      <text:p text:style-name="P1">/universidad/carreras/carrera/@id</text:p>
      <text:p text:style-name="P1">9. Nombre de las carreras que tengan subdirector.</text:p>
      <text:p text:style-name="P1">/universidad/carreras/carrera/subdirector</text:p>
      <text:p text:style-name="P1">10. Nombre de los alumnos que estén haciendo proyecto.</text:p>
      <text:p text:style-name="P1">/universidad/alumnos/alumno[estudios/proyecto]/nombre/text()</text:p>
      <text:p text:style-name="P1">11. Códigos de las carreras en las que hay algún alumno matriculado.</text:p>
      <text:p text:style-name="P1">/universidad/alumnos/alumno/estudios/carrera/@codigo</text:p>
      <text:p text:style-name="P1">12. Apellidos y nombre de los alumnos con beca.</text:p>
      <text:p text:style-name="P4">/universidad/alumnos/alumno[@beca=’si’]/concat(apellido1, ‘ ‘apellido2, ‘ , ‘,nombre)</text:p>
      <text:p text:style-name="P1">13. Nombre de las asignaturas de la titulación c04.</text:p>
      <text:p text:style-name="P4">/universidad/alumnos/alumno/estudios/asignatura[@titulacion='c04']/nombre/text()</text:p>
      <text:p text:style-name="P1">14. Nombre de las asignaturas de segundo trimestre.</text:p>
      <text:p text:style-name="P1">/<text:span text:style-name="T1">universidad</text:span>/<text:span text:style-name="T1">asignaturas/</text:span>asignatura[trimestre = 2]/nombre</text:p>
      <text:p text:style-name="P1">15. Nombre de las asignaturas que no tienen 4 créditos teóricos.</text:p>
      <text:p text:style-name="P3">/<text:span text:style-name="T1">universidad</text:span>/<text:span text:style-name="T1">asignaturas</text:span>/asignatura[not(creditos_teoricos = 4)]/nombre</text:p>
      <text:p text:style-name="P1">16. Código de la carrera que estudia el último alumno.</text:p>
      <text:p text:style-name="P3"><text:span text:style-name="T2">/universidad/alumnos</text:span>/alumno[last()]/estudios/carrera/@codigo</text:p>
      <text:p text:style-name="P1">17. Código de las asignaturas que estudian mujeres.</text:p>
      <text:p text:style-name="P3"><text:span text:style-name="T2">/universidad/alumnos</text:span>/alumno[sexo='Mujer']/estudios/asignaturas/asignatura/@codigo</text:p>
      <text:p text:style-name="P1">18. Nombre de los alumnos que están matriculados en la asignatura a02.</text:p>
      <text:p text:style-name="P3"><text:span text:style-name="T2">/universidad/alumnos/</text:span>alumno[sexo='Mujer']/estudios/asignaturas/asignatura/@codigo</text:p>
      <text:p text:style-name="P1">19. Códigos de las carreras que estudian los alumnos matriculados en alguna asignatura.</text:p>
      <text:p text:style-name="P3"><text:span text:style-name="T2">/universidad/alumnos</text:span>../carrera/@codigo</text:p>
      <text:p text:style-name="P1"><text:soft-page-break/>20. Apellidos de todos los hombres.</text:p>
      <text:p text:style-name="P3"><text:span text:style-name="T2">/universidad/alumnos</text:span>/alumno[sexo='Hombre']/(apellido1 | apellido2)</text:p>
      <text:p text:style-name="P1">21. Nombre de la carrera que estudia Víctor Manuel.</text:p>
      <text:p text:style-name="P3"><text:span text:style-name="T2">/universidad/alumnos</text:span>/alumno[nombre='Víctor Manuel']/estudios/carrera/nombre</text:p>
      <text:p text:style-name="P1">22. Nombre de las asignaturas que estudia Luisa.</text:p>
      <text:p text:style-name="P3"><text:span text:style-name="T2">/universidad/alumnos</text:span>/alumno[nombre='Luisa']/estudios/asignaturas/asignatura/nombre</text:p>
      <text:p text:style-name="P1">23. Primer apellido de los alumnos matriculados en Ingeniería del Software.</text:p>
      <text:p text:style-name="P3">/<text:span text:style-name="T1">universidad</text:span>/<text:span text:style-name="T1">asignaturas</text:span>/asignatura[@codigo='a02']/../../alumno/(apellido1)[1]</text:p>
      <text:p text:style-name="P1">24. Nombre de las carreras que estudian los alumnos matriculados en la asignatura Tecnología de los Alimentos.</text:p>
      <text:p text:style-name="P3">/<text:span text:style-name="T1">universidad</text:span>/<text:span text:style-name="T1">asignaturas</text:span>/asignatura[nombre='Tecnología de los Alimentos']/../carrera/nombre</text:p>
      <text:p text:style-name="P1">25. Nombre de los alumnos matriculados en carreras que no tienen subdirector.</text:p>
      <text:p text:style-name="P1">/<text:span text:style-name="T1">universidad</text:span>/<text:span text:style-name="T1">carreras/</text:span>carrera[not(subdirector)]/../alumno/nombre</text:p>
      <text:p text:style-name="P1">26. Nombre de las alumnos matriculados en asignaturas con 0 créditos prácticos y que estudien la carrera de I.T. Informática.</text:p>
      <text:p text:style-name="P1">/<text:span text:style-name="T1">universidad/alumnos</text:span>/alumno[sexo='Mujer' and estudios/asignaturas/asignatura[creditos_practicos=0 and../carrera/@codigo='c01']]/nombre</text:p>
      <text:p text:style-name="P1">27. Nombre de los alumnos que estudian carreras cuyos planes son anteriores a 2002.</text:p>
      <text:p text:style-name="P1">/<text:span text:style-name="T1">universidad/carreras</text:span>/carrera[plan &lt; 2002]/../alumno/nombr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8:20:06.560000000</meta:creation-date>
    <dc:date>2024-01-17T21:07:10.063000000</dc:date>
    <meta:editing-duration>PT1H48M38S</meta:editing-duration>
    <meta:editing-cycles>2</meta:editing-cycles>
    <meta:generator>LibreOffice/7.4.6.2$Windows_X86_64 LibreOffice_project/5b1f5509c2decdade7fda905e3e1429a67acd63d</meta:generator>
    <meta:document-statistic meta:table-count="0" meta:image-count="0" meta:object-count="0" meta:page-count="4" meta:paragraph-count="113" meta:word-count="763" meta:character-count="6184" meta:non-whitespace-character-count="5534"/>
  </office:meta>
</office:document-meta>
</file>